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8a72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8a7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Comet-COMET-SI-2MSKU2-MINI2</text:span></text:p>
      <text:p text:style-name="P7"><text:span text:style-name="T3">--SN: </text:span><text:span text:style-name="T2">73436S205C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0:54:17.322850029</dc:date>
    <dc:creator>xiaojun </dc:creator>
    <meta:editing-duration>PT22M28S</meta:editing-duration>
    <meta:editing-cycles>6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5" meta:non-whitespace-character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7-02" calcext:value-type="date">
            <text:p>2013-07-0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7-03" calcext:value-type="date">
            <text:p>2013-07-0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7-04—2013-7-0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7-07" calcext:value-type="date">
            <text:p>2013-07-0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7-10" calcext:value-type="date">
            <text:p>2013-07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7-12" calcext:value-type="date">
            <text:p>2013-07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7-16" calcext:value-type="date">
            <text:p>2013-07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7-17" calcext:value-type="date">
            <text:p>2013-07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7-19" calcext:value-type="date">
            <text:p>2013-07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7-20" calcext:value-type="date">
            <text:p>2013-07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0:54:08.627588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